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A00000060A6838618ADD172EB.png" manifest:media-type="image/png"/>
  <manifest:file-entry manifest:full-path="Pictures/1000000000000556000003007AF46EA87DB4DEE1.png" manifest:media-type="image/png"/>
  <manifest:file-entry manifest:full-path="Pictures/10000201000000E4000000CF79E5BD5D029C1448.png" manifest:media-type="image/png"/>
  <manifest:file-entry manifest:full-path="Pictures/10000201000000C70000006825573D24911635B1.png" manifest:media-type="image/png"/>
  <manifest:file-entry manifest:full-path="Pictures/1000020100000127000001176424235CBB5BA4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95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99cm" svg:height="14.504cm" svg:x="0.901cm" svg:y="3.096cm">
          <draw:image xlink:href="Pictures/1000000000000556000003007AF46EA87DB4DEE1.png" xlink:type="simple" xlink:show="embed" xlink:actuate="onLoad">
            <text:p/>
          </draw:image>
        </draw:frame>
        <draw:frame draw:style-name="gr2" draw:text-style-name="P1" draw:layer="layout" svg:width="4.1cm" svg:height="0.429cm" svg:x="21.4cm" svg:y="8.8cm">
          <draw:image xlink:href="Pictures/1000020100000127000001176424235CBB5BA4F0.png" xlink:type="simple" xlink:show="embed" xlink:actuate="onLoad">
            <text:p/>
          </draw:image>
        </draw:frame>
        <draw:frame draw:style-name="gr1" draw:text-style-name="P1" draw:layer="layout" svg:width="3.9cm" svg:height="4.12cm" svg:x="21.4cm" svg:y="4.824cm">
          <draw:image xlink:href="Pictures/10000201000000E4000000CF79E5BD5D029C1448.png" xlink:type="simple" xlink:show="embed" xlink:actuate="onLoad">
            <text:p/>
          </draw:image>
        </draw:frame>
        <draw:frame draw:style-name="gr3" draw:text-style-name="P2" draw:layer="layout" svg:width="5.264cm" svg:height="2.851cm" svg:x="16.1cm" svg:y="6.3cm">
          <draw:image xlink:href="Pictures/10000201000000C70000006825573D24911635B1.png" xlink:type="simple" xlink:show="embed" xlink:actuate="onLoad">
            <text:p/>
          </draw:image>
        </draw:frame>
        <draw:frame draw:style-name="gr3" draw:text-style-name="P2" draw:layer="layout" svg:width="5.219cm" svg:height="1.595cm" svg:x="16.181cm" svg:y="4.8cm">
          <draw:image xlink:href="Pictures/100002010000013A00000060A6838618ADD172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1f9dd8" draw:textarea-horizontal-align="left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1:12:50.849504438</meta:creation-date>
    <dc:date>2017-07-28T11:58:13.993054996</dc:date>
    <meta:editing-duration>PT21M16S</meta:editing-duration>
    <meta:editing-cycles>3</meta:editing-cycles>
    <meta:generator>LibreOffice/5.3.1.2$Linux_X86_64 LibreOffice_project/30m0$Build-2</meta:generator>
    <meta:document-statistic meta:object-count="5"/>
  </office:meta>
</office:document-meta>
</file>